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ZapfDingbats" svg:font-family="Zapf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heSansMonoCondensed-Bold" svg:font-family="TheSansMonoCondensed-Bold, 'MS Mincho'" style:font-pitch="variable"/>
    <style:font-face style:name="TheSansMonoCondensed-SemiLightI" svg:font-family="TheSansMonoCondensed-SemiLightI, 'MS Mincho'" style:font-pitch="variable"/>
    <style:font-face style:name="Times (TT) Regular" svg:font-family="'Times (TT) Regular', 'MS Mincho'" style:font-pitch="variable"/>
    <style:font-face style:name="Utopia-Bold" svg:font-family="Utopia-Bold, 'MS Mincho'" style:font-pitch="variable"/>
    <style:font-face style:name="Utopia-BoldItalic" svg:font-family="Utopia-BoldItalic, 'MS Mincho'" style:font-pitch="variable"/>
    <style:font-face style:name="Utopia-Italic" svg:font-family="Utopia-Italic, 'MS Mincho'" style:font-pitch="variable"/>
    <style:font-face style:name="ZapfDingbats1" svg:font-family="ZapfDingbats" style:font-family-generic="decorative" style:font-pitch="variable"/>
    <style:font-face style:name="TheSansMonoConNormal2"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1"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color="#bfbfbf" style:font-name="ZapfDingbats" fo:font-size="14pt" style:font-name-asian="ZapfDingbats" style:font-size-asian="14pt" style:font-name-complex="ZapfDingbats" style:font-size-complex="14pt"/>
    </style:style>
    <style:style style:name="P3" style:family="paragraph" style:parent-style-name="Body_20_Text_20_Cont">
      <style:text-properties fo:language="en" fo:country="US"/>
    </style:style>
    <style:style style:name="P4" style:family="paragraph" style:parent-style-name="Body_20_Text_20_Cont">
      <style:text-properties officeooo:rsid="0024bcfa" officeooo:paragraph-rsid="0024bcfa"/>
    </style:style>
    <style:style style:name="P5" style:family="paragraph" style:parent-style-name="Body_20_Text_20_Cont">
      <style:text-properties officeooo:paragraph-rsid="00262eff"/>
    </style:style>
    <style:style style:name="P6" style:family="paragraph" style:parent-style-name="Body_20_Text_20_Cont">
      <style:text-properties officeooo:paragraph-rsid="002746f4"/>
    </style:style>
    <style:style style:name="P7" style:family="paragraph" style:parent-style-name="Body_20_Text_20_Cont">
      <style:text-properties officeooo:paragraph-rsid="002ac5ea"/>
    </style:style>
    <style:style style:name="P8" style:family="paragraph" style:parent-style-name="Body_20_Text_20_First">
      <style:text-properties officeooo:paragraph-rsid="0022dc49"/>
    </style:style>
    <style:style style:name="P9" style:family="paragraph" style:parent-style-name="Body_20_Text_20_First">
      <style:text-properties officeooo:rsid="00262eff" officeooo:paragraph-rsid="00262eff"/>
    </style:style>
    <style:style style:name="P10" style:family="paragraph" style:parent-style-name="Code">
      <style:text-properties officeooo:rsid="0034968a" officeooo:paragraph-rsid="0024bcfa"/>
    </style:style>
    <style:style style:name="P11" style:family="paragraph" style:parent-style-name="Code">
      <style:text-properties officeooo:rsid="0024bcfa" officeooo:paragraph-rsid="0024bcfa"/>
    </style:style>
    <style:style style:name="P12" style:family="paragraph" style:parent-style-name="Code">
      <style:text-properties style:use-window-font-color="true" style:font-name="TheSansMonoConNormal1" fo:font-size="11pt" fo:language="none" fo:country="none" officeooo:rsid="00262eff" officeooo:paragraph-rsid="00262eff" style:font-name-asian="Calibri" style:font-size-asian="11pt" style:language-asian="none" style:country-asian="none" style:font-name-complex="TheSansMonoConNormal1" style:font-size-complex="11pt" style:language-complex="ar" style:country-complex="SA"/>
    </style:style>
    <style:style style:name="P13" style:family="paragraph" style:parent-style-name="Code">
      <style:text-properties style:use-window-font-color="true" style:font-name="TheSansMonoConNormal1" fo:font-size="11pt" fo:language="none" fo:country="none" officeooo:rsid="0028d52b" officeooo:paragraph-rsid="0028d52b" style:font-name-asian="Calibri" style:font-size-asian="11pt" style:language-asian="none" style:country-asian="none" style:font-name-complex="TheSansMonoConNormal1" style:font-size-complex="11pt" style:language-complex="ar" style:country-complex="SA"/>
    </style:style>
    <style:style style:name="P14" style:family="paragraph" style:parent-style-name="Code_20_Caption">
      <style:text-properties officeooo:paragraph-rsid="0024bcfa"/>
    </style:style>
    <style:style style:name="P15" style:family="paragraph" style:parent-style-name="Code_20_Caption">
      <style:text-properties officeooo:paragraph-rsid="00262eff"/>
    </style:style>
    <style:style style:name="P16" style:family="paragraph" style:parent-style-name="Chapter_20_Title" style:master-page-name="Standard">
      <style:paragraph-properties style:page-number="auto"/>
      <style:text-properties style:use-window-font-color="true" style:font-name="Arial Narrow" fo:font-size="40pt" fo:language="en" fo:country="US" fo:font-weight="bold" officeooo:rsid="0024bcfa" officeooo:paragraph-rsid="0024bcfa" style:font-name-asian="Times New Roman" style:font-size-asian="40pt" style:font-weight-asian="bold" style:font-name-complex="Arial Narrow" style:font-size-complex="24pt" style:language-complex="ar" style:country-complex="SA"/>
    </style:style>
    <style:style style:name="P17" style:family="paragraph" style:parent-style-name="Body_20_Text_20_Cont">
      <style:text-properties officeooo:paragraph-rsid="00262eff"/>
    </style:style>
    <style:style style:name="P18" style:family="paragraph" style:parent-style-name="Body_20_Text_20_Cont">
      <style:text-properties officeooo:paragraph-rsid="00332fe5"/>
    </style:style>
    <style:style style:name="P19" style:family="paragraph" style:parent-style-name="Body_20_Text_20_Cont">
      <style:text-properties officeooo:paragraph-rsid="0034c8ef"/>
    </style:style>
    <style:style style:name="P20" style:family="paragraph" style:parent-style-name="Body_20_Text_20_Cont">
      <style:text-properties officeooo:paragraph-rsid="003ad1ed"/>
    </style:style>
    <style:style style:name="P21" style:family="paragraph" style:parent-style-name="Body_20_Text_20_Cont">
      <style:text-properties officeooo:paragraph-rsid="003c913b"/>
    </style:style>
    <style:style style:name="P22" style:family="paragraph" style:parent-style-name="Body_20_Text_20_First">
      <style:text-properties officeooo:paragraph-rsid="0028d52b"/>
    </style:style>
    <style:style style:name="P23" style:family="paragraph" style:parent-style-name="Body_20_Text_20_First">
      <style:text-properties officeooo:paragraph-rsid="0034c8ef"/>
    </style:style>
    <style:style style:name="P24" style:family="paragraph" style:parent-style-name="Body_20_Text_20_First">
      <style:text-properties officeooo:paragraph-rsid="003ad1ed"/>
    </style:style>
    <style:style style:name="P25" style:family="paragraph" style:parent-style-name="Code">
      <style:text-properties officeooo:paragraph-rsid="0024bcfa"/>
    </style:style>
    <style:style style:name="P26" style:family="paragraph" style:parent-style-name="Code">
      <style:text-properties officeooo:rsid="0034c8ef" officeooo:paragraph-rsid="0034c8ef"/>
    </style:style>
    <style:style style:name="P27" style:family="paragraph" style:parent-style-name="Code">
      <style:text-properties officeooo:rsid="0037ea04" officeooo:paragraph-rsid="0037ea04"/>
    </style:style>
    <style:style style:name="P28" style:family="paragraph" style:parent-style-name="Code">
      <style:text-properties officeooo:rsid="0034968a" officeooo:paragraph-rsid="0024bcfa"/>
    </style:style>
    <style:style style:name="P29" style:family="paragraph" style:parent-style-name="Code">
      <style:text-properties officeooo:rsid="0024bcfa" officeooo:paragraph-rsid="0024bcfa"/>
    </style:style>
    <style:style style:name="P30" style:family="paragraph" style:parent-style-name="Code">
      <style:text-properties officeooo:paragraph-rsid="00262eff"/>
    </style:style>
    <style:style style:name="P31" style:family="paragraph" style:parent-style-name="Heading_20_1">
      <style:text-properties style:use-window-font-color="true" style:font-name="HelveticaNeue Condensed" fo:font-size="20pt" fo:language="en" fo:country="GB" fo:font-weight="bold" officeooo:rsid="0022dc49" officeooo:paragraph-rsid="0022dc49" style:font-name-asian="Calibri" style:font-size-asian="20pt" style:font-weight-asian="bold" style:font-name-complex="HelveticaNeue Condensed" style:font-size-complex="18pt" style:language-complex="ar" style:country-complex="SA"/>
    </style:style>
    <style:style style:name="P32" style:family="paragraph" style:parent-style-name="Heading_20_1">
      <style:text-properties officeooo:rsid="003be15b" officeooo:paragraph-rsid="003be15b"/>
    </style:style>
    <style:style style:name="T1" style:family="text">
      <style:text-properties officeooo:rsid="0022dc49"/>
    </style:style>
    <style:style style:name="T2" style:family="text">
      <style:text-properties fo:language="none" fo:country="none" fo:font-weight="bold" style:font-weight-asian="bold"/>
    </style:style>
    <style:style style:name="T3" style:family="text">
      <style:text-properties fo:language="none" fo:country="none" fo:font-weight="bold" style:font-weight-asian="bold" style:font-weight-complex="bold"/>
    </style:style>
    <style:style style:name="T4" style:family="text">
      <style:text-properties fo:language="none" fo:country="none" fo:font-weight="bold" officeooo:rsid="0034c8ef" style:font-weight-asian="bold" style:font-weight-complex="bold"/>
    </style:style>
    <style:style style:name="T5" style:family="text">
      <style:text-properties fo:language="en" fo:country="US"/>
    </style:style>
    <style:style style:name="T6" style:family="text">
      <style:text-properties fo:language="en" fo:country="US" style:font-name-complex="Utopia-Italic"/>
    </style:style>
    <style:style style:name="T7" style:family="text">
      <style:text-properties fo:language="en" fo:country="US" fo:font-weight="bold" style:font-weight-asian="bold"/>
    </style:style>
    <style:style style:name="T8" style:family="text">
      <style:text-properties fo:language="en" fo:country="US" fo:font-weight="bold" style:font-weight-asian="bold" style:font-name-complex="Utopia-Italic" style:font-weight-complex="bold"/>
    </style:style>
    <style:style style:name="T9" style:family="text">
      <style:text-properties fo:language="en" fo:country="US" fo:font-style="italic" style:font-style-asian="italic"/>
    </style:style>
    <style:style style:name="T10" style:family="text">
      <style:text-properties fo:language="en" fo:country="US" officeooo:rsid="0024bcfa"/>
    </style:style>
    <style:style style:name="T11" style:family="text">
      <style:text-properties fo:language="en" fo:country="US" officeooo:rsid="00262eff"/>
    </style:style>
    <style:style style:name="T12" style:family="text">
      <style:text-properties fo:language="en" fo:country="US" officeooo:rsid="00262eff" style:font-name-asian="Calibri" style:font-size-complex="11pt" style:language-complex="ar" style:country-complex="SA"/>
    </style:style>
    <style:style style:name="T13" style:family="text">
      <style:text-properties fo:language="en" fo:country="US" officeooo:rsid="0028d52b" style:font-name-asian="Calibri" style:font-size-complex="11pt" style:language-complex="ar" style:country-complex="SA"/>
    </style:style>
    <style:style style:name="T14" style:family="text">
      <style:text-properties fo:language="en" fo:country="US" officeooo:rsid="002ac5ea"/>
    </style:style>
    <style:style style:name="T15" style:family="text">
      <style:text-properties fo:language="en" fo:country="US" officeooo:rsid="002c1bed"/>
    </style:style>
    <style:style style:name="T16" style:family="text">
      <style:text-properties fo:language="en" fo:country="US" officeooo:rsid="0034c8ef"/>
    </style:style>
    <style:style style:name="T17" style:family="text">
      <style:text-properties fo:language="en" fo:country="US" officeooo:rsid="0036b84f"/>
    </style:style>
    <style:style style:name="T18" style:family="text">
      <style:text-properties fo:language="en" fo:country="US" officeooo:rsid="00383b31"/>
    </style:style>
    <style:style style:name="T19" style:family="text">
      <style:text-properties fo:language="en" fo:country="US" officeooo:rsid="003ad1ed"/>
    </style:style>
    <style:style style:name="T20" style:family="text">
      <style:text-properties style:font-name="Utopia-Italic" style:font-name-complex="Utopia-Italic"/>
    </style:style>
    <style:style style:name="T21" style:family="text">
      <style:text-properties fo:font-weight="bold" style:font-weight-asian="bold"/>
    </style:style>
    <style:style style:name="T22" style:family="text">
      <style:text-properties fo:font-weight="bold" officeooo:rsid="0024bcfa" style:font-weight-asian="bold"/>
    </style:style>
    <style:style style:name="T23" style:family="text">
      <style:text-properties fo:font-weight="bold" officeooo:rsid="00262eff" style:font-weight-asian="bold"/>
    </style:style>
    <style:style style:name="T24" style:family="text">
      <style:text-properties fo:font-weight="bold" officeooo:rsid="002ac5ea" style:font-weight-asian="bold"/>
    </style:style>
    <style:style style:name="T25" style:family="text">
      <style:text-properties fo:font-weight="bold" officeooo:rsid="002c1bed" style:font-weight-asian="bold"/>
    </style:style>
    <style:style style:name="T26" style:family="text">
      <style:text-properties style:font-name="TheSansMonoCondensed-SemiLightI" style:font-name-complex="TheSansMonoCondensed-SemiLightI"/>
    </style:style>
    <style:style style:name="T27" style:family="text">
      <style:text-properties style:font-name-asian="TheSansMonoConNormal2"/>
    </style:style>
    <style:style style:name="T28" style:family="text">
      <style:text-properties style:font-name="Utopia-Bold" fo:language="en" fo:country="US" style:font-name-complex="Utopia-Bold"/>
    </style:style>
    <style:style style:name="T29" style:family="text">
      <style:text-properties style:font-name="Utopia-Bold" fo:language="en" fo:country="US" fo:font-weight="bold" style:font-weight-asian="bold" style:font-name-complex="Utopia-Bold" style:font-weight-complex="bold"/>
    </style:style>
    <style:style style:name="T30" style:family="text">
      <style:text-properties style:font-name="Utopia-BoldItalic" fo:language="en" fo:country="US" style:font-name-complex="Utopia-BoldItalic"/>
    </style:style>
    <style:style style:name="T31" style:family="text">
      <style:text-properties style:use-window-font-color="true" style:font-name="Utopia" fo:font-size="11pt" fo:language="en" fo:country="GB" officeooo:rsid="0022dc49" style:font-name-asian="Calibri" style:font-size-asian="11pt" style:font-name-complex="Utopia" style:font-size-complex="11pt" style:language-complex="ar" style:country-complex="SA"/>
    </style:style>
    <style:style style:name="T32" style:family="text">
      <style:text-properties style:use-window-font-color="true" style:font-name="Utopia" fo:font-size="11pt" fo:language="en" fo:country="GB" officeooo:rsid="0024bcfa" style:font-name-asian="Calibri" style:font-size-asian="11pt" style:font-name-complex="Utopia" style:font-size-complex="11pt" style:language-complex="ar" style:country-complex="SA"/>
    </style:style>
    <style:style style:name="T33" style:family="text">
      <style:text-properties style:use-window-font-color="true" style:font-name="Utopia" fo:font-size="11pt" fo:language="en" fo:country="GB" officeooo:rsid="002746f4" style:font-name-asian="Calibri" style:font-size-asian="11pt" style:font-name-complex="Utopia" style:font-size-complex="11pt" style:language-complex="ar" style:country-complex="SA"/>
    </style:style>
    <style:style style:name="T34" style:family="text">
      <style:text-properties style:use-window-font-color="true" style:font-name="Utopia" fo:font-size="11pt" fo:language="en" fo:country="GB" officeooo:rsid="0028d52b" style:font-name-asian="Calibri" style:font-size-asian="11pt" style:font-name-complex="Utopia" style:font-size-complex="11pt" style:language-complex="ar" style:country-complex="SA"/>
    </style:style>
    <style:style style:name="T35" style:family="text">
      <style:text-properties style:use-window-font-color="true" style:font-name="Utopia" fo:font-size="11pt" fo:language="en" fo:country="GB" officeooo:rsid="0032dc72" style:font-name-asian="Calibri" style:font-size-asian="11pt" style:font-name-complex="Utopia" style:font-size-complex="11pt" style:language-complex="ar" style:country-complex="SA"/>
    </style:style>
    <style:style style:name="T36" style:family="text">
      <style:text-properties style:use-window-font-color="true" style:font-name="Utopia" fo:font-size="11pt" fo:language="en" fo:country="GB" officeooo:rsid="0034c8ef" style:font-name-asian="Calibri" style:font-size-asian="11pt" style:font-name-complex="Utopia" style:font-size-complex="11pt" style:language-complex="ar" style:country-complex="SA"/>
    </style:style>
    <style:style style:name="T37" style:family="text">
      <style:text-properties style:use-window-font-color="true" style:font-name="Utopia" fo:font-size="11pt" fo:language="en" fo:country="GB" officeooo:rsid="003ad1ed" style:font-name-asian="Calibri" style:font-size-asian="11pt" style:font-name-complex="Utopia" style:font-size-complex="11pt" style:language-complex="ar" style:country-complex="SA"/>
    </style:style>
    <style:style style:name="T38" style:family="text">
      <style:text-properties style:use-window-font-color="true" style:font-name="Utopia" fo:font-size="11pt" fo:language="en" fo:country="GB" officeooo:rsid="003c913b" style:font-name-asian="Calibri" style:font-size-asian="11pt" style:font-name-complex="Utopia" style:font-size-complex="11pt" style:language-complex="ar" style:country-complex="SA"/>
    </style:style>
    <style:style style:name="T39" style:family="text">
      <style:text-properties style:use-window-font-color="true" style:font-name="Utopia" fo:font-size="11pt" fo:language="en" fo:country="US" officeooo:rsid="001f20dc" style:font-name-asian="Calibri" style:font-size-asian="11pt" style:font-name-complex="Utopia" style:font-size-complex="11pt" style:language-complex="ar" style:country-complex="SA"/>
    </style:style>
    <style:style style:name="T40" style:family="text">
      <style:text-properties style:use-window-font-color="true" style:font-name="Utopia" fo:font-size="11pt" fo:language="en" fo:country="US" officeooo:rsid="00262eff" style:font-name-asian="Calibri" style:font-size-asian="11pt" style:font-name-complex="Utopia" style:font-size-complex="11pt" style:language-complex="ar" style:country-complex="SA"/>
    </style:style>
    <style:style style:name="T41" style:family="text">
      <style:text-properties style:use-window-font-color="true" style:font-name="Utopia" fo:font-size="11pt" fo:language="en" fo:country="US" officeooo:rsid="002ac5ea" style:font-name-asian="Calibri" style:font-size-asian="11pt" style:font-name-complex="Utopia" style:font-size-complex="11pt" style:language-complex="ar" style:country-complex="SA"/>
    </style:style>
    <style:style style:name="T42" style:family="text">
      <style:text-properties style:use-window-font-color="true" style:font-name="Utopia" fo:font-size="11pt" fo:language="en" fo:country="US" officeooo:rsid="0034963d" style:font-name-asian="Calibri" style:font-size-asian="11pt" style:font-name-complex="Utopia" style:font-size-complex="11pt" style:language-complex="ar" style:country-complex="SA"/>
    </style:style>
    <style:style style:name="T43" style:family="text">
      <style:text-properties style:use-window-font-color="true" style:font-name="Utopia" fo:font-size="11pt" fo:language="en" fo:country="US" officeooo:rsid="0036b84f" style:font-name-asian="Calibri" style:font-size-asian="11pt" style:font-name-complex="Utopia" style:font-size-complex="11pt" style:language-complex="ar" style:country-complex="SA"/>
    </style:style>
    <style:style style:name="T44" style:family="text">
      <style:text-properties style:use-window-font-color="true" style:font-name="Utopia" fo:font-size="11pt" fo:language="en" fo:country="US" officeooo:rsid="00383b31" style:font-name-asian="Calibri" style:font-size-asian="11pt" style:font-name-complex="Utopia" style:font-size-complex="11pt" style:language-complex="ar" style:country-complex="SA"/>
    </style:style>
    <style:style style:name="T45" style:family="text">
      <style:text-properties style:use-window-font-color="true" style:font-name="Utopia" fo:font-size="11pt" fo:language="none" fo:country="none" fo:font-style="italic" officeooo:rsid="0024bcfa" style:font-name-asian="Calibri" style:font-size-asian="11pt" style:language-asian="none" style:country-asian="none" style:font-style-asian="italic" style:font-name-complex="Utopia" style:font-size-complex="11pt" style:language-complex="ar" style:country-complex="SA"/>
    </style:style>
    <style:style style:name="T46" style:family="text">
      <style:text-properties style:use-window-font-color="true" style:font-name="Utopia" fo:font-size="11pt" fo:language="none" fo:country="none" fo:font-style="italic" officeooo:rsid="00262eff" style:font-name-asian="Calibri" style:font-size-asian="11pt" style:language-asian="none" style:country-asian="none" style:font-style-asian="italic" style:font-name-complex="Utopia" style:font-size-complex="11pt" style:language-complex="ar" style:country-complex="SA"/>
    </style:style>
    <style:style style:name="T47" style:family="text">
      <style:text-properties style:use-window-font-color="true" style:font-name="Utopia" fo:font-size="11pt" fo:language="none" fo:country="none" fo:font-style="italic" officeooo:rsid="0034c8ef" style:font-name-asian="Calibri" style:font-size-asian="11pt" style:language-asian="none" style:country-asian="none" style:font-style-asian="italic" style:font-name-complex="Utopia" style:font-size-complex="11pt" style:language-complex="ar" style:country-complex="SA"/>
    </style:style>
    <style:style style:name="T48" style:family="text">
      <style:text-properties style:use-window-font-color="true" style:font-name="TheSansMonoConNormal1" fo:font-size="11pt" fo:language="none" fo:country="none" officeooo:rsid="0024bcfa" style:font-name-asian="Calibri" style:font-size-asian="11pt" style:language-asian="none" style:country-asian="none" style:font-name-complex="TheSansMonoConNormal1" style:font-size-complex="11pt" style:language-complex="ar" style:country-complex="SA"/>
    </style:style>
    <style:style style:name="T49" style:family="text">
      <style:text-properties style:use-window-font-color="true" style:font-name="TheSansMonoConNormal1" fo:font-size="11pt" fo:language="none" fo:country="none" officeooo:rsid="0038fa45" style:font-name-asian="Calibri" style:font-size-asian="11pt" style:language-asian="none" style:country-asian="none" style:font-name-complex="TheSansMonoConNormal1" style:font-size-complex="11pt" style:language-complex="ar" style:country-complex="SA"/>
    </style:style>
    <style:style style:name="T50" style:family="text">
      <style:text-properties style:use-window-font-color="true" style:font-name="TheSansMonoConNormal1" fo:font-size="11pt" fo:language="none" fo:country="none" officeooo:rsid="0034c8ef" style:font-name-asian="Calibri" style:font-size-asian="11pt" style:language-asian="none" style:country-asian="none" style:font-name-complex="TheSansMonoConNormal1" style:font-size-complex="11pt" style:language-complex="ar" style:country-complex="SA"/>
    </style:style>
    <style:style style:name="T51" style:family="text">
      <style:text-properties style:use-window-font-color="true" style:font-name="TheSansMonoCondensed-Bold" fo:font-size="11pt" fo:language="en" fo:country="US" fo:font-weight="bold" officeooo:rsid="0034c8ef" style:font-name-asian="Calibri" style:font-size-asian="11pt" style:font-weight-asian="bold" style:font-name-complex="TheSansMonoCondensed-Bold" style:font-size-complex="11pt" style:language-complex="ar" style:country-complex="SA" style:font-weight-complex="bold"/>
    </style:style>
    <style:style style:name="T52" style:family="text">
      <style:text-properties officeooo:rsid="0024bcfa"/>
    </style:style>
    <style:style style:name="T53" style:family="text">
      <style:text-properties fo:color="#000000" style:font-name="TheSansMonoConNormal1" fo:font-size="11pt" fo:language="en" fo:country="US" officeooo:rsid="0024bcfa" fo:background-color="transparent" loext:char-shading-value="0" style:font-name-asian="Calibri" style:font-size-asian="11pt" style:font-name-complex="TheSansMonoConNormal1" style:font-size-complex="11pt" style:language-complex="ar" style:country-complex="SA"/>
    </style:style>
    <style:style style:name="T54" style:family="text">
      <style:text-properties fo:color="#000000" style:font-name="TheSansMonoConNormal1" fo:font-size="11pt" fo:language="en" fo:country="US" officeooo:rsid="0024bcfa" fo:background-color="transparent" loext:char-shading-value="0" style:font-name-asian="Calibri" style:font-size-asian="11pt" style:font-name-complex="Utopia-Italic" style:font-size-complex="11pt" style:language-complex="ar" style:country-complex="SA"/>
    </style:style>
    <style:style style:name="T55" style:family="text">
      <style:text-properties fo:color="#000000" style:font-name="TheSansMonoConNormal1" fo:font-size="11pt" fo:language="en" fo:country="US" officeooo:rsid="0034c8ef" fo:background-color="transparent" loext:char-shading-value="0" style:font-name-asian="Calibri" style:font-size-asian="11pt" style:font-name-complex="Utopia-Italic" style:font-size-complex="11pt" style:language-complex="ar" style:country-complex="SA"/>
    </style:style>
    <style:style style:name="T56" style:family="text">
      <style:text-properties fo:color="#000000" style:font-name="TheSansMonoConNormal1" fo:font-size="11pt" fo:language="en" fo:country="US" fo:font-weight="bold" officeooo:rsid="0034c8ef" fo:background-color="transparent" loext:char-shading-value="0" style:font-name-asian="Calibri" style:font-size-asian="11pt" style:font-weight-asian="bold" style:font-name-complex="Utopia-Italic" style:font-size-complex="11pt" style:language-complex="ar" style:country-complex="SA" style:font-weight-complex="bold"/>
    </style:style>
    <style:style style:name="T57" style:family="text">
      <style:text-properties fo:color="#000000" style:font-name="TheSansMonoConNormal1" fo:font-size="11pt" fo:language="none" fo:country="none" fo:font-weight="bold" officeooo:rsid="0034c8ef" fo:background-color="transparent" loext:char-shading-value="0" style:font-name-asian="Calibri" style:font-size-asian="11pt" style:font-weight-asian="bold" style:font-name-complex="TheSansMonoConNormal1" style:font-size-complex="11pt" style:language-complex="ar" style:country-complex="SA" style:font-weight-complex="bold"/>
    </style:style>
    <style:style style:name="T58" style:family="text">
      <style:text-properties fo:color="#000000" style:font-name="TheSansMonoCondensed-SemiLightI" fo:font-size="11pt" fo:language="none" fo:country="none" fo:font-style="italic" officeooo:rsid="0024bcfa" fo:background-color="transparent" loext:char-shading-value="0" style:font-name-asian="Calibri" style:font-size-asian="11pt" style:language-asian="none" style:country-asian="none" style:font-style-asian="italic" style:font-name-complex="TheSansMonoCondensed-SemiLightI" style:font-size-complex="11pt" style:language-complex="ar" style:country-complex="SA"/>
    </style:style>
    <style:style style:name="T59" style:family="text">
      <style:text-properties officeooo:rsid="0038fa45"/>
    </style:style>
    <style:style style:name="T60" style:family="text">
      <style:text-properties officeooo:rsid="00262eff"/>
    </style:style>
    <style:style style:name="T61" style:family="text">
      <style:text-properties fo:language="en" fo:country="GB" officeooo:rsid="00262eff" style:font-name-asian="Calibri" style:font-size-complex="11pt" style:language-complex="ar" style:country-complex="SA"/>
    </style:style>
    <style:style style:name="T62" style:family="text">
      <style:text-properties fo:language="en" fo:country="GB" officeooo:rsid="0022dc49" style:font-name-asian="Calibri" style:font-size-complex="11pt" style:language-complex="ar" style:country-complex="SA"/>
    </style:style>
    <style:style style:name="T63" style:family="text">
      <style:text-properties fo:language="en" fo:country="GB" officeooo:rsid="0034c8ef" style:font-name-asian="Calibri" style:font-size-complex="11pt" style:language-complex="ar" style:country-complex="SA"/>
    </style:style>
    <style:style style:name="T64" style:family="text">
      <style:text-properties fo:language="en" fo:country="GB" officeooo:rsid="003be15b" style:font-name-asian="Calibri" style:font-size-complex="11pt" style:language-complex="ar" style:country-complex="SA"/>
    </style:style>
    <style:style style:name="T65" style:family="text">
      <style:text-properties fo:language="en" fo:country="GB" officeooo:rsid="003c913b" style:font-name-asian="Calibri" style:font-size-complex="11pt" style:language-complex="ar" style:country-complex="SA"/>
    </style:style>
    <style:style style:name="T66" style:family="text">
      <style:text-properties officeooo:rsid="002746f4"/>
    </style:style>
    <style:style style:name="T67" style:family="text">
      <style:text-properties officeooo:rsid="0028d52b"/>
    </style:style>
    <style:style style:name="T68" style:family="text">
      <style:text-properties officeooo:rsid="002ac5ea"/>
    </style:style>
    <style:style style:name="T69" style:family="text">
      <style:text-properties officeooo:rsid="002cb59c"/>
    </style:style>
    <style:style style:name="T70" style:family="text">
      <style:text-properties officeooo:rsid="0032dc72"/>
    </style:style>
    <style:style style:name="T71" style:family="text">
      <style:text-properties officeooo:rsid="00332fe5"/>
    </style:style>
    <style:style style:name="T72" style:family="text">
      <style:text-properties officeooo:rsid="0034c8ef"/>
    </style:style>
    <style:style style:name="T73" style:family="text">
      <style:text-properties officeooo:rsid="00373621"/>
    </style:style>
    <style:style style:name="T74" style:family="text">
      <style:text-properties officeooo:rsid="003ad1ed"/>
    </style:style>
    <style:style style:name="T75" style:family="text">
      <style:text-properties officeooo:rsid="003be15b"/>
    </style:style>
    <style:style style:name="T76" style:family="text">
      <style:text-properties officeooo:rsid="003c913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Old-Fashioned “Modules”</text:p>
      <text:p text:style-name="P8"><text:span text:style-name="T31">Modules are the way of the future, but until the future arrives, we are stuck with </text:span><text:span text:style-name="Code_20_Inline"><text:span text:style-name="T62">#include</text:span></text:span><text:span text:style-name="T31"> files. Billions of lines of C++ code currently use </text:span><text:span text:style-name="Code_20_Inline"><text:span text:style-name="T62">#include</text:span></text:span><text:span text:style-name="T31"> files, so you need to know how they work. </text:span><text:span text:style-name="T32">With a little bit of discipline, you can stil separate interface from implementation and achieve much of what modules offer.</text:span></text:p>
      <text:h text:style-name="P31" text:outline-level="1">Interfaces As Headers<text:bookmark-start text:name="def"/></text:h>
      <text:p text:style-name="Body_20_Text_20_First">The basic principle is that you can define any function or global object in any source file. The compiler does not care which file contains what. As long as it has a<text:span text:style-name="T5"> </text:span>declaration for every name it needs, it can compile a<text:span text:style-name="T5"> </text:span>source file to an object file. (In this unfortunate case of convergent terminology, <text:span text:style-name="Emphasis"><text:span text:style-name="T20">object</text:span></text:span> files are unrelated to <text:span text:style-name="Emphasis"><text:span text:style-name="T20">objects</text:span></text:span> in a<text:span text:style-name="T5"> </text:span>C+<text:span text:style-name="T69">⁠</text:span>+ program.) To create the final program, you <text:span text:style-name="T5">have</text:span> to link all the object files together. The linker doesn’t care which file contains which definition; it simply <text:span text:style-name="T5">has</text:span> to find a<text:span text:style-name="T5"> </text:span>definition for every name reference that the compiler generates.</text:p>
      <text:p text:style-name="Body_20_Text_20_Cont"><text:span text:style-name="T5">The previous Exploration presented </text:span><text:span text:style-name="T10">the </text:span><text:span text:style-name="Code_20_Inline"><text:span text:style-name="T10">rational</text:span></text:span><text:span text:style-name="T10"> class as an interface (Listing 42-5) and an implementation (Listing 42-6).</text:span><text:span text:style-name="T5"> Let’s rewrite the program to put the </text:span><text:span text:style-name="Code_20_Inline"><text:span text:style-name="T53">rational</text:span></text:span><text:span text:style-name="T5"> class </text:span><text:span text:style-name="T10">interface </text:span><text:span text:style-name="T5">in one file called </text:span><text:span text:style-name="Code_20_Inline"><text:span text:style-name="T54">rational</text:span></text:span><text:span text:style-name="Code_20_Inline"><text:span text:style-name="T6">.</text:span></text:span><text:span text:style-name="Code_20_Inline"><text:span text:style-name="T54">h</text:span></text:span><text:span text:style-name="Code_20_Inline"><text:span text:style-name="T6">pp</text:span></text:span><text:span text:style-name="T5"> and </text:span><text:span text:style-name="T10">the implementation ina another called </text:span><text:span text:style-name="Code_20_Inline"><text:span text:style-name="T54">rational</text:span></text:span><text:span text:style-name="Code_20_Inline"><text:span text:style-name="T6">.cpp</text:span></text:span><text:span text:style-name="T5">. Listing 4</text:span><text:span text:style-name="T39">3</text:span><text:span text:style-name="T5">-1 shows the </text:span><text:span text:style-name="Code_20_Inline"><text:span text:style-name="T54">rational</text:span></text:span><text:span text:style-name="Code_20_Inline"><text:span text:style-name="T6">.</text:span></text:span><text:span text:style-name="Code_20_Inline"><text:span text:style-name="T54">h</text:span></text:span><text:span text:style-name="Code_20_Inline"><text:span text:style-name="T6">pp</text:span></text:span><text:span text:style-name="T5"> file.</text:span></text:p>
      <text:p text:style-name="Code_20_Caption"><text:span text:style-name="T21">Listing</text:span><text:span text:style-name="T7"> </text:span><text:span text:style-name="T21">4</text:span><text:span text:style-name="T22">3</text:span><text:span text:style-name="T21">-1.</text:span> The <text:span text:style-name="T45">Interface Header for </text:span><text:span text:style-name="Code_20_Inline"><text:span text:style-name="T58">rational</text:span></text:span> in <text:span text:style-name="Code_20_Inline"><text:span text:style-name="T58">rational</text:span></text:span><text:span text:style-name="Code_20_Inline"><text:span text:style-name="T26">.</text:span></text:span><text:span text:style-name="Code_20_Inline"><text:span text:style-name="T58">h</text:span></text:span><text:span text:style-name="Code_20_Inline"><text:span text:style-name="T26">pp</text:span></text:span></text:p>
      <text:p text:style-name="P11">#ifndef RATIONAL_HPP_</text:p>
      <text:p text:style-name="P11"><text:soft-page-break/>#define RATIONAL_HPP_</text:p>
      <text:p text:style-name="P27">#include &lt;iosfwd&gt;</text:p>
      <text:p text:style-name="Code">class rational</text:p>
      <text:p text:style-name="Code">{</text:p>
      <text:p text:style-name="Code">public:</text:p>
      <text:p text:style-name="P10"><text:s text:c="2"/><text:span text:style-name="T59">inline </text:span>rational(int num) : numerator_{num}, denominator_{1} {}</text:p>
      <text:p text:style-name="P10"><text:s text:c="2"/><text:span text:style-name="T59">inline </text:span>rational(rational const&amp;) = default;</text:p>
      <text:p text:style-name="P10"><text:s text:c="2"/>inline rational(int num, int den)</text:p>
      <text:p text:style-name="P10"><text:s text:c="2"/>: numerator_{num}, denominator_{den}</text:p>
      <text:p text:style-name="P10"><text:s text:c="2"/>{</text:p>
      <text:p text:style-name="P10"><text:s text:c="4"/>reduce();</text:p>
      <text:p text:style-name="P10"><text:s text:c="2"/>}</text:p>
      <text:p text:style-name="P10"><text:s text:c="2"/>void assign(int num, int den);</text:p>
      <text:p text:style-name="P10"><text:s text:c="2"/><text:span text:style-name="T59">inline </text:span>int numerator() const <text:s text:c="10"/>{ return numerator_; }</text:p>
      <text:p text:style-name="P10"><text:s text:c="2"/><text:span text:style-name="T59">inline </text:span>int denominator() const <text:s text:c="8"/>{ return denominator_; }</text:p>
      <text:p text:style-name="P10"><text:s text:c="2"/>rational&amp; operator=(int num);</text:p>
      <text:p text:style-name="P10">private:</text:p>
      <text:p text:style-name="P10"><text:s text:c="2"/>void reduce();</text:p>
      <text:p text:style-name="P10"><text:s text:c="2"/>int numerator_;</text:p>
      <text:p text:style-name="P10"><text:s text:c="2"/>int denominator_;</text:p>
      <text:p text:style-name="P10">};</text:p>
      <text:p text:style-name="P10"/>
      <text:p text:style-name="P27">std::ostream&amp; operator&lt;&lt;(std::ostream&amp;, rational const&amp;);</text:p>
      <text:p text:style-name="P11"/>
      <text:p text:style-name="P11">#endif // RATIONAL_HPP_</text:p>
      <text:p text:style-name="P4"><text:span text:style-name="T5">Listing 4</text:span><text:span text:style-name="T15">3</text:span><text:span text:style-name="T5">-2 shows </text:span><text:span text:style-name="Code_20_Inline"><text:span text:style-name="T5">rational.cpp</text:span></text:span><text:span text:style-name="T5">.</text:span></text:p>
      <text:p text:style-name="P14"><text:span text:style-name="T21">Listing</text:span><text:span text:style-name="T7"> </text:span><text:span text:style-name="T21">4</text:span><text:span text:style-name="T25">3</text:span><text:span text:style-name="T21">-2.</text:span> The <text:span text:style-name="Code_20_Inline"><text:span text:style-name="T58">rational</text:span></text:span> <text:span text:style-name="T45">Implementation</text:span> <text:span text:style-name="T52">In </text:span><text:span text:style-name="Code_20_Inline"><text:span text:style-name="T58">rational</text:span></text:span><text:span text:style-name="Code_20_Inline"><text:span text:style-name="T26">.cpp</text:span></text:span></text:p>
      <text:p text:style-name="P25">#include "<text:span text:style-name="T52">rational.hpp"</text:span></text:p>
      <text:p text:style-name="P25"><text:span text:style-name="T49">#</text:span><text:span text:style-name="T48">include</text:span><text:span text:style-name="T52"> &lt;numeric&gt;</text:span></text:p>
      <text:p text:style-name="P27">#include &lt;ostream&gt;</text:p>
      <text:p text:style-name="P27"/>
      <text:p text:style-name="P10">void rational::assign(int num, int den)</text:p>
      <text:p text:style-name="P10">{</text:p>
      <text:p text:style-name="P10"><text:s text:c="2"/>numerator_ = num;</text:p>
      <text:p text:style-name="P10"><text:s text:c="2"/>denominator_ = den;</text:p>
      <text:p text:style-name="P10"><text:s text:c="2"/>reduce();</text:p>
      <text:p text:style-name="P10">}</text:p>
      <text:p text:style-name="P10">void rational::reduce()</text:p>
      <text:p text:style-name="P10">{</text:p>
      <text:p text:style-name="P10"><text:s text:c="2"/>if (denominator_ &lt; 0)</text:p>
      <text:p text:style-name="P10"><text:s text:c="2"/>{</text:p>
      <text:p text:style-name="P10"><text:s text:c="4"/>denominator_ = -denominator_;</text:p>
      <text:p text:style-name="P10"><text:s text:c="4"/>numerator_ = -numerator_;</text:p>
      <text:p text:style-name="P10"><text:s text:c="2"/>}</text:p>
      <text:p text:style-name="P10"><text:s text:c="2"/>int div{<text:span text:style-name="T59">std::</text:span>gcd(numerator_, denominator_)};</text:p>
      <text:p text:style-name="P10"><text:s text:c="2"/>numerator_ = numerator_ / div;</text:p>
      <text:p text:style-name="P10"><text:s text:c="2"/>denominator_ = denominator_ / div;</text:p>
      <text:p text:style-name="P10"><text:soft-page-break/>}</text:p>
      <text:p text:style-name="P10">rational&amp; rational::operator=(int num)</text:p>
      <text:p text:style-name="P10">{</text:p>
      <text:p text:style-name="P10"><text:s text:c="2"/>numerator_ = num;</text:p>
      <text:p text:style-name="P10"><text:s text:c="2"/>denominator_ = 1;</text:p>
      <text:p text:style-name="P10"><text:s text:c="2"/>return *this;</text:p>
      <text:p text:style-name="P10">}</text:p>
      <text:p text:style-name="P27">std::ostream&amp; operator&lt;&lt;(std::ostream&amp; stream, rational const&amp; r)</text:p>
      <text:p text:style-name="P27">{</text:p>
      <text:p text:style-name="P27"><text:s text:c="4"/>return stream &lt;&lt; r.numerator() &lt;&lt; '/' &lt;&lt; r.denominator();</text:p>
      <text:p text:style-name="P27">}</text:p>
      <text:p text:style-name="P5"><text:span text:style-name="T40">To use the rational class, you must </text:span><text:span text:style-name="Code_20_Inline"><text:span text:style-name="T12">#include</text:span></text:span><text:span text:style-name="T40"> </text:span><text:span text:style-name="Code_20_Inline"><text:span text:style-name="T12">"rational.hpp"</text:span></text:span><text:span text:style-name="T40">, as demonstrated in Listing 43-3.</text:span></text:p>
      <text:p text:style-name="Code_20_Caption"><text:span text:style-name="T21">Listing</text:span><text:span text:style-name="T7"> </text:span><text:span text:style-name="T21">4</text:span><text:span text:style-name="T25">3</text:span><text:span text:style-name="T21">-</text:span><text:span text:style-name="T23">3</text:span><text:span text:style-name="T21">.</text:span> The <text:span text:style-name="Code_20_Inline"><text:span text:style-name="T26">main</text:span></text:span> Function <text:span text:style-name="T46">Using the rational Class</text:span> in the <text:span text:style-name="Code_20_Inline"><text:span text:style-name="T26">main.cpp</text:span></text:span> File</text:p>
      <text:p text:style-name="Code">#include &lt;iostream&gt;</text:p>
      <text:p text:style-name="P30">#include "rational.hpp"</text:p>
      <text:p text:style-name="Code"/>
      <text:p text:style-name="Code">int main()</text:p>
      <text:p text:style-name="Code">{</text:p>
      <text:p text:style-name="Code"><text:s text:c="2"/><text:span text:style-name="T60">rational pi_approx{3927, 1250};</text:span></text:p>
      <text:p text:style-name="Code"><text:span text:style-name="T27"><text:s text:c="2"/></text:span>std::cout &lt;&lt; "<text:span text:style-name="T60">pi approximately equals " &lt;&lt; pi</text:span><text:span text:style-name="T73">_approx</text:span> &lt;&lt; '\n';</text:p>
      <text:p text:style-name="Code">}</text:p>
      <text:p text:style-name="Body_20_Text_20_Cont"><text:span text:style-name="T5">Now compile </text:span><text:span text:style-name="Code_20_Inline"><text:span text:style-name="T61">main.cpp</text:span></text:span><text:span text:style-name="T11"> and </text:span><text:span text:style-name="Code_20_Inline"><text:span text:style-name="T61">rational.cpp</text:span></text:span><text:span text:style-name="T11">, then </text:span><text:span text:style-name="T5">link them together to produce a working C++ program. An IDE takes care of the details for you, provided both source files are part of the same project. If you are using command-line tools, you can invoke the same compiler, but instead of listing source file names on the command line, list only the object file names. Alternatively, you can compile and link at the same time, by listing all the source file names in one compilation.</text:span></text:p>
      <text:p text:style-name="Body_20_Text_20_Cont"><text:span text:style-name="T5">That’s the basic idea, but the details, of course, are a little trickier. For the remainder of this Exploration, we’ll take a closer look at those details</text:span><text:bookmark-end text:name="def"/><text:span text:style-name="T5">.</text:span></text:p>
      <text:h text:style-name="Heading_20_1" text:outline-level="1">Inline or not inline</text:h>
      <text:p text:style-name="P9">Because Listing 4<text:span text:style-name="T70">3</text:span>-1 is not a module, functions defined inside the class declaration are implicitly inline. But I declared them with the <text:span text:style-name="Code_20_Inline">inline</text:span> keyword anyway. This is a good practice to remind the human reader that these functions are inline. It also promotes a hybrid style of programming.</text:p>
      <text:p text:style-name="P5"><text:span text:style-name="T60">As much fun as it would be to leap forward into the future and embrace modules 100%, we must maintain existing code </text:span><text:span text:style-name="T35">while we also</text:span><text:span text:style-name="T60"> write new code. We want </text:span><text:soft-page-break/><text:span text:style-name="T60">to move forward and not lock our code in the past, so the ideal would be write code that can live in both worlds. It turns out this is easy to do with modules and headers. The first step is to be explicit with the </text:span><text:span text:style-name="Code_20_Inline"><text:span text:style-name="T12">inine</text:span></text:span><text:span text:style-name="T60"> keyword. </text:span><text:span text:style-name="T35">Being explicit ensures</text:span><text:span text:style-name="T60"> that </text:span><text:span text:style-name="T70">the </text:span><text:span text:style-name="T60">class definition </text:span><text:span text:style-name="T35">has the same meaning </text:span><text:span text:style-name="T60">in a module and in a header. Then </text:span><text:span text:style-name="T70">you can </text:span><text:span text:style-name="T60">create a module from the header a shown in Listing 43-4.</text:span></text:p>
      <text:p text:style-name="P15"><text:span text:style-name="T21">Listing</text:span><text:span text:style-name="T7"> </text:span><text:span text:style-name="T21">4</text:span><text:span text:style-name="T25">3</text:span><text:span text:style-name="T21">-</text:span><text:span text:style-name="T23">4</text:span><text:span text:style-name="T21">.</text:span> <text:span text:style-name="T46">Creating a Module From a Header</text:span></text:p>
      <text:p text:style-name="P12">export module rat;</text:p>
      <text:p text:style-name="P13">export {</text:p>
      <text:p text:style-name="P12"><text:s text:c="4"/>#include "rational.hpp"</text:p>
      <text:p text:style-name="P13">}</text:p>
      <text:p text:style-name="P6"><text:span text:style-name="T66">Once again, working with modules makes coding easy. </text:span><text:span text:style-name="T33">T</text:span><text:span text:style-name="T34">he </text:span><text:span text:style-name="Code_20_Inline"><text:span text:style-name="T12">export</text:span></text:span><text:span text:style-name="T34"> keyword can apply to all declarations in a brace-enclosed block. In this case, the </text:span><text:span text:style-name="Code_20_Inline"><text:span text:style-name="T12">#include</text:span></text:span><text:span text:style-name="T34">d header contains a single class declaration, </text:span><text:span text:style-name="T35">but it might also contain overloaded operators and more.</text:span></text:p>
      <text:h text:style-name="Heading_20_2" text:outline-level="2">Quotes and Brackets</text:h>
      <text:p text:style-name="Body_20_Text_20_First"><text:span text:style-name="T60">All of the standard library’s </text:span><text:span text:style-name="Code_20_Inline"><text:span text:style-name="T12">#include</text:span></text:span><text:span text:style-name="T60"> directives used angle brackets, such as </text:span><text:span text:style-name="Code_20_Inline"><text:span text:style-name="T12">&lt;iostream&gt;</text:span></text:span><text:span text:style-name="T60">, but </text:span><text:span text:style-name="Code_20_Inline"><text:span text:style-name="T12">#include</text:span></text:span><text:span text:style-name="T60"> </text:span><text:span text:style-name="Code_20_Inline"><text:span text:style-name="T12">"rational.hpp"</text:span></text:span><text:span text:style-name="T60"> use double quotes. </text:span>The difference is that you should use angle brackets only for the standard library and system headers, although some third-party libraries recommend the use of angle brackets too. Use double quotes for everything else. The C++ standard is deliberately vague and recommends that angle brackets be used for headers that are provided with the system and quotes be used for other headers. Vendors of add-on libraries have all taken different approaches concerning naming their library files and whether they require angle brackets or double quotes.</text:p>
      <text:p text:style-name="Body_20_Text_20_Cont"><text:span text:style-name="T5">For your own files, the important aspect is that the compiler must be able to find all your </text:span><text:span text:style-name="Code_20_Inline"><text:span text:style-name="T5">#include</text:span></text:span><text:span text:style-name="T5"> files. The easiest way to do that is to keep them in the same directory or folder as your source files. As your projects become larger and more complex, you probably will want to move all the </text:span><text:span text:style-name="Code_20_Inline"><text:span text:style-name="T5">#include</text:span></text:span><text:span text:style-name="T5"> files to a separate area. In this case, you have to consult your compiler documentation, to learn how to inform the compiler about that separate area. Users of </text:span><text:span text:style-name="Code_20_Inline"><text:span text:style-name="T6">g++</text:span></text:span><text:span text:style-name="T5"> and other UNIX and UNIX-like command-line tools typically use the </text:span><text:span text:style-name="Code_20_Inline"><text:span text:style-name="T5">-I</text:span></text:span><text:span text:style-name="T5"> (capital letter </text:span><text:span text:style-name="T9">I</text:span><text:span text:style-name="T5">) option. Microsoft’s command-line compiler uses </text:span><text:span text:style-name="Code_20_Inline"><text:span text:style-name="T5">/I</text:span></text:span><text:span text:style-name="T5">. IDEs have a project option with which you can add a directory or folder to the list of places to search for </text:span><text:span text:style-name="Code_20_Inline"><text:span text:style-name="T5">#include</text:span></text:span><text:span text:style-name="T5"> files.</text:span></text:p>
      <text:p text:style-name="P3"><text:soft-page-break/>For many compilers, the only difference between angle brackets and quotes is where it looks for the file. A few compilers have additional differences that are specific to that compiler.</text:p>
      <text:p text:style-name="Body_20_Text_20_Cont"><text:span text:style-name="T5">In a source file, I like to list all the standard headers together, in alphabetical order, and list them first, followed by the </text:span><text:span text:style-name="Code_20_Inline"><text:span text:style-name="T5">#include</text:span></text:span><text:span text:style-name="T5"> files that are specific to the program (also in alphabetical order). This organization makes it easy for me to determine whether a source file </text:span><text:span text:style-name="Code_20_Inline"><text:span text:style-name="T5">#include</text:span></text:span><text:span text:style-name="T5">s a particular header and helps me add or remove </text:span><text:span text:style-name="Code_20_Inline"><text:span text:style-name="T5">#include</text:span></text:span><text:span text:style-name="T5"> directives as needed.</text:span></text:p>
      <text:h text:style-name="Heading_20_2" text:outline-level="2">Include Guards</text:h>
      <text:p text:style-name="P22"><text:span text:style-name="T67">One very important difference between </text:span><text:span text:style-name="T34">modules </text:span><text:span text:style-name="T67">and </text:span><text:span text:style-name="Code_20_Inline"><text:span text:style-name="T13">#include</text:span></text:span><text:span text:style-name="T67"> files is that a module can be imported multiple times with no ill effect. But </text:span><text:span text:style-name="Code_20_Inline"><text:span text:style-name="T13">#include</text:span></text:span><text:span text:style-name="T67">-ing the same file more than once might repeat all the declarations in that file, which is not allowed. Listing 43-1 protects against this possible mistake with </text:span><text:span text:style-name="Code_20_Inline"><text:span text:style-name="T67">#ifndef</text:span></text:span><text:span text:style-name="T67"> </text:span><text:span text:style-name="Code_20_Inline"><text:span text:style-name="T13">RATIONAL_HPP_</text:span></text:span><text:span text:style-name="T67">. </text:span><text:span text:style-name="T34">The directive </text:span><text:span text:style-name="Code_20_Inline"><text:span text:style-name="T13">#ifndef</text:span></text:span><text:span text:style-name="T34"> is short for “if not defined,” so the first line tests whether </text:span><text:span text:style-name="Code_20_Inline"><text:span text:style-name="T13">RATIONAL_HPP_</text:span></text:span><text:span text:style-name="T34"> is not defined, which is isn’t. The second line goes about defining it. An </text:span><text:span text:style-name="Code_20_Inline"><text:span text:style-name="T13">#endif</text:span></text:span><text:span text:style-name="T34"> closes the conditional at the end of the file. If the same file is </text:span><text:span text:style-name="Code_20_Inline"><text:span text:style-name="T13">#include</text:span></text:span><text:span text:style-name="T34">d again, </text:span><text:span text:style-name="Code_20_Inline"><text:span text:style-name="T13">RATIONAL_HPP_</text:span></text:span><text:span text:style-name="T34"> is now defined, so the </text:span><text:span text:style-name="Code_20_Inline"><text:span text:style-name="T13">#ifndef</text:span></text:span><text:span text:style-name="T34"> is false, and the entire file is skipped, down to </text:span><text:span text:style-name="Code_20_Inline"><text:span text:style-name="T13">#endif</text:span></text:span><text:span text:style-name="T34">. This </text:span><text:span text:style-name="Emphasis"><text:span text:style-name="T34">include guard</text:span></text:span><text:span text:style-name="T34">, as it is known, is a common idiom in header files. It is not needed in a module, but is harmless.</text:span></text:p>
      <text:p text:style-name="P18"><text:span text:style-name="T71">The name of the include guard is up to you. The convention I use is to change punctuation characters to underscores, use all uppercase, and append a file underscore to ensure the name does not conflict with any other name the header file might use. Do not use a leading underscore! The C++ standard reserves most names that start with an underscore for its own use.</text:span></text:p>
      <text:h text:style-name="Heading_20_2" text:outline-level="2">Forward Declarations</text:h>
      <text:p text:style-name="P24"><text:span text:style-name="T74">Forward declarations are even </text:span><text:span text:style-name="T37">more </text:span><text:span text:style-name="T74">important in </text:span><text:span text:style-name="Code_20_Inline"><text:span text:style-name="T74">#include</text:span></text:span><text:span text:style-name="T74"> files than they are in modules. A module might import &lt;ostream&gt; and implement an output function in the module. But an #include header must declare the function in the header and implement it in the corresponding source file. </text:span><text:span text:style-name="T18">That’s why Listing 43-1 includes </text:span><text:span text:style-name="Code_20_Inline"><text:span text:style-name="T18">&lt;iosfwd&gt;</text:span></text:span><text:span text:style-name="Code_20_Inline"><text:span text:style-name="T44"> and Listing 43-2 includes </text:span></text:span><text:span text:style-name="Code_20_Inline"><text:span text:style-name="T18">&lt;ostream&gt;</text:span></text:span><text:span text:style-name="T18">.</text:span></text:p>
      <text:p text:style-name="P20"><text:span text:style-name="T19">As you saw in the previous Exploration, modules may also be divided into interface and implementation, and the same rules apply regarding forward </text:span><text:soft-page-break/><text:span text:style-name="T19">declarations. As with modules, the most common case for using a forward declaration is </text:span><text:span text:style-name="T5">reference function parameter</text:span><text:span text:style-name="T19">s</text:span><text:span text:style-name="T5">.</text:span></text:p>
      <text:p text:style-name="Body_20_Text_20_Cont"><text:span text:style-name="T5">If your header uses </text:span><text:span text:style-name="Code_20_Inline"><text:span text:style-name="T5">&lt;iosfwd&gt;</text:span></text:span><text:span text:style-name="T5"> or other forward declarations, be sure to include the full class </text:span><text:span text:style-name="T42">definitions</text:span><text:span text:style-name="T5"> (e.g., </text:span><text:span text:style-name="Code_20_Inline"><text:span text:style-name="T5">&lt;iostream&gt;</text:span></text:span><text:span text:style-name="T5">) in the </text:span><text:span text:style-name="Code_20_Inline"><text:span text:style-name="T5">.cpp</text:span></text:span><text:span text:style-name="T5"> source file.</text:span></text:p>
      <text:h text:style-name="P32" text:outline-level="1">Export Everything</text:h>
      <text:p text:style-name="Body_20_Text_20_First">Recall <text:span text:style-name="T75">from Exploration 42 that when a module interface imports another module, it could use a plain </text:span><text:span text:style-name="Code_20_Inline"><text:span text:style-name="T75">import</text:span></text:span><text:span text:style-name="T75"> or it could use </text:span><text:span text:style-name="Code_20_Inline"><text:span text:style-name="T64">export</text:span></text:span><text:span text:style-name="T75"> </text:span><text:span text:style-name="Code_20_Inline"><text:span text:style-name="T64">import</text:span></text:span><text:span text:style-name="T75">. </text:span><text:span text:style-name="T38">Listing 42-7 showed the stats module, which imported </text:span><text:span text:style-name="Code_20_Inline"><text:span text:style-name="T64">&lt;istream&gt;</text:span></text:span><text:span text:style-name="T38"> and </text:span><text:span text:style-name="Code_20_Inline"><text:span text:style-name="T64">&lt;ostream&gt;</text:span></text:span><text:span text:style-name="T38"> and exported </text:span><text:span text:style-name="Code_20_Inline"><text:span text:style-name="T64">&lt;string&gt;</text:span></text:span><text:span text:style-name="T38">. When using </text:span><text:span text:style-name="Code_20_Inline"><text:span text:style-name="T64">#include</text:span></text:span><text:span text:style-name="T38"> headers, a </text:span><text:span text:style-name="Code_20_Inline"><text:span text:style-name="T64">stats.hpp</text:span></text:span><text:span text:style-name="T38"> would have to </text:span><text:span text:style-name="Code_20_Inline"><text:span text:style-name="T65">#include</text:span></text:span><text:span text:style-name="T38"> </text:span><text:span text:style-name="Code_20_Inline"><text:span text:style-name="T64">&lt;istream</text:span></text:span><text:span text:style-name="T38">&gt; and </text:span><text:span text:style-name="Code_20_Inline"><text:span text:style-name="T64">&lt;ostream&gt;</text:span></text:span><text:span text:style-name="T38">. That means files that includes stats.hpp would effectively include </text:span><text:span text:style-name="Code_20_Inline"><text:span text:style-name="T64">&lt;istream&gt;</text:span></text:span><text:span text:style-name="T38"> and </text:span><text:span text:style-name="Code_20_Inline"><text:span text:style-name="T64">&lt;ostream&gt;</text:span></text:span><text:span text:style-name="T38">.</text:span></text:p>
      <text:p text:style-name="P21"><text:span text:style-name="T76">In other words, u</text:span><text:span text:style-name="T75">sing </text:span><text:span text:style-name="Code_20_Inline"><text:span text:style-name="T64">#include</text:span></text:span><text:span text:style-name="T75"> headers is like having a global </text:span><text:span text:style-name="Code_20_Inline"><text:span text:style-name="T64">export</text:span></text:span><text:span text:style-name="T75"> </text:span><text:span text:style-name="T76">of every imported module</text:span><text:span text:style-name="T75">. </text:span><text:span text:style-name="T76">When documenting the </text:span><text:span text:style-name="Code_20_Inline"><text:span text:style-name="T64">stats.hpp</text:span></text:span><text:span text:style-name="T76"> header, you need to be clear that the inclusion of </text:span><text:span text:style-name="Code_20_Inline"><text:span text:style-name="T64">&lt;string&gt;</text:span></text:span><text:span text:style-name="T76"> is considered part of the </text:span><text:span text:style-name="Code_20_Inline"><text:span text:style-name="T64">stats.hpp</text:span></text:span><text:span text:style-name="T76"> interface, but any other included headers are implementation details. Even though including stats.hpp results in the inclusion of </text:span><text:span text:style-name="Code_20_Inline"><text:span text:style-name="T64">&lt;istream&gt;</text:span></text:span><text:span text:style-name="T76"> and </text:span><text:span text:style-name="Code_20_Inline"><text:span text:style-name="T64">&lt;ostream&gt;</text:span></text:span><text:span text:style-name="T76">, any source file that includes stats.hpp and wants to use istream must have its own </text:span><text:span text:style-name="Code_20_Inline"><text:span text:style-name="T64">#include</text:span></text:span><text:span text:style-name="T76"> </text:span><text:span text:style-name="Code_20_Inline"><text:span text:style-name="T64">&lt;istream&gt;</text:span></text:span><text:span text:style-name="T76">.</text:span></text:p>
      <text:p text:style-name="P21"><text:span text:style-name="T38">This is a frequent source of trouble in software maintenance. You might modify some code so it no longer needs a header, but when you remove the </text:span><text:span text:style-name="Code_20_Inline"><text:span text:style-name="T64">#include </text:span></text:span><text:span text:style-name="T38">for that header, the code fails to compile because the deleted header included other headers that your code depends on. The lesson is not to rely on headers that other headers import. Even though the C++ preprocessor treats every #include as a global </text:span><text:span text:style-name="Code_20_Inline"><text:span text:style-name="T64">export</text:span></text:span><text:span text:style-name="T38">, you should imagine that they are all private imports.</text:span></text:p>
      <text:h text:style-name="Heading_20_1" text:outline-level="1"><text:bookmark-start text:name="extern"/><text:bookmark text:name="doc"/>extern Variables</text:h>
      <text:p text:style-name="P23">If you define a<text:span text:style-name="T5"> </text:span>global variable, and you want to use it in multiple files, you need a<text:span text:style-name="T5"> </text:span>declaration in every file that uses the variable. The most common use for global objects is for useful constants. <text:span text:style-name="T36">Write a declaration using the </text:span><text:span text:style-name="Code_20_Inline"><text:span text:style-name="T63">extern</text:span></text:span><text:span text:style-name="T36"> keyword in a header file, and write the implementation (without </text:span><text:span text:style-name="Code_20_Inline"><text:span text:style-name="T63">extern</text:span></text:span><text:span text:style-name="T36">) in a </text:span><text:span text:style-name="Code_20_Inline"><text:span text:style-name="T63">.cpp</text:span></text:span><text:span text:style-name="T36"> file.</text:span></text:p>
      <text:p text:style-name="P19">For example, <text:span text:style-name="T36">a common plight for large projects is that the project name is apt to change. It may start with an internal development name and change to a formal commercial name when it is ready. Whatever the reason, it makes sense to keep the project name in one place so it is easy to change.</text:span></text:p>
      <text:p text:style-name="Body_20_Text_20_Cont"><text:soft-page-break/><text:span text:style-name="Strong_20_Emphasis"><text:span text:style-name="T28">Write </text:span></text:span><text:span text:style-name="Code_20_Inline"><text:span text:style-name="T57">globals</text:span></text:span><text:span text:style-name="Code_20_Inline"><text:span text:style-name="T3">.hpp</text:span></text:span><text:span text:style-name="Strong_20_Emphasis"><text:span text:style-name="T28">, with proper </text:span></text:span><text:span text:style-name="Code_20_Inline"><text:span text:style-name="T2">#include</text:span></text:span><text:span text:style-name="Strong_20_Emphasis"><text:span text:style-name="T28"> guards and a declaration for a </text:span></text:span><text:span text:style-name="Strong_20_Emphasis"><text:span text:style-name="T51">std::string</text:span></text:span><text:span text:style-name="Strong_20_Emphasis"><text:span text:style-name="T28"> constant named </text:span></text:span><text:span text:style-name="Code_20_Inline"><text:span text:style-name="T3">p</text:span></text:span><text:span text:style-name="Code_20_Inline"><text:span text:style-name="T4">roject_name</text:span></text:span><text:span text:style-name="Strong_20_Emphasis"><text:span text:style-name="T28">.</text:span></text:span><text:span text:style-name="T5"> Compare your file with Listing 4</text:span><text:span text:style-name="T15">3</text:span><text:span text:style-name="T5">-</text:span><text:span text:style-name="T14">5</text:span><text:span text:style-name="T5">.</text:span></text:p>
      <text:p text:style-name="Code_20_Caption"><text:span text:style-name="T21">Listing</text:span><text:span text:style-name="T7"> </text:span><text:span text:style-name="T21">4</text:span><text:span text:style-name="T25">3</text:span><text:span text:style-name="T21">-</text:span><text:span text:style-name="T24">5</text:span><text:span text:style-name="T21">.</text:span> Simple Header for <text:span text:style-name="T47">Global</text:span> Constants</text:p>
      <text:p text:style-name="Code">#ifndef <text:span text:style-name="T50">GLOBALS</text:span>_HPP_</text:p>
      <text:p text:style-name="Code">#define <text:span text:style-name="T50">GLOBALS</text:span>_HPP_</text:p>
      <text:p text:style-name="Code"/>
      <text:p text:style-name="P26">import &lt;string&gt;;</text:p>
      <text:p text:style-name="P26"/>
      <text:p text:style-name="Code">extern <text:span text:style-name="T50">std::string const project_name</text:span>;</text:p>
      <text:p text:style-name="Code"/>
      <text:p text:style-name="Code">#endif</text:p>
      <text:p text:style-name="Body_20_Text_20_Cont"><text:span text:style-name="T5">One source file in the project must define </text:span><text:span text:style-name="Code_20_Inline"><text:span text:style-name="T5">p</text:span></text:span><text:span text:style-name="Code_20_Inline"><text:span text:style-name="T16">roject_name</text:span></text:span><text:span text:style-name="T5">. Name the file </text:span><text:span text:style-name="Code_20_Inline"><text:span text:style-name="T55">globals</text:span></text:span><text:span text:style-name="Code_20_Inline"><text:span text:style-name="T6">.cpp</text:span></text:span><text:span text:style-name="T5">. </text:span><text:span text:style-name="Strong_20_Emphasis"><text:span text:style-name="T28">Write </text:span></text:span><text:span text:style-name="Code_20_Inline"><text:span text:style-name="T56">globals</text:span></text:span><text:span text:style-name="Code_20_Inline"><text:span text:style-name="T8">.cpp</text:span></text:span><text:span text:style-name="T29">.</text:span><text:span text:style-name="T5"> Compare your file with Listing 4</text:span><text:span text:style-name="T15">3</text:span><text:span text:style-name="T5">-</text:span><text:span text:style-name="T14">6</text:span><text:span text:style-name="T5">.</text:span></text:p>
      <text:p text:style-name="Code_20_Caption"><text:span text:style-name="T21">Listing</text:span><text:span text:style-name="T7"> </text:span><text:span text:style-name="T21">4</text:span><text:span text:style-name="T25">3</text:span><text:span text:style-name="T21">-</text:span><text:span text:style-name="T24">6</text:span><text:span text:style-name="T21">.</text:span> Definitions of <text:span text:style-name="T72">Global</text:span> Constants</text:p>
      <text:p text:style-name="Code">#include "<text:span text:style-name="T50">globals</text:span>.hpp"</text:p>
      <text:p text:style-name="Code"/>
      <text:p text:style-name="Code"><text:span text:style-name="T50">std::string const project_name{"Exploring C++"}</text:span>;</text:p>
      <text:h text:style-name="Heading_20_1" text:outline-level="1"><text:bookmark-start text:name="odr"/><text:bookmark text:name="inline"/><text:bookmark-end text:name="extern"/>One-Definition Rule</text:h>
      <text:p text:style-name="Body_20_Text_20_First">The compiler enforces the rule that permits one definition of a<text:span text:style-name="T5"> </text:span>class, function, or object per source file. Another rule is that you can have only one definition of a<text:span text:style-name="T5"> </text:span>function or global object in the entire program. You can define a<text:span text:style-name="T5"> </text:span>class in multiple source files, provided the definition is the same in all source files.</text:p>
      <text:p text:style-name="Body_20_Text_20_Cont"><text:span text:style-name="T68">I</text:span>nline functions follow different rules than ordinary functions. You can define an inline function in multiple source files. Each source file must have no more than one definition of the inline function, and every definition in the program must be the same.</text:p>
      <text:p text:style-name="Body_20_Text_20_Cont">These rules are collectively known as the One-Definition Rule (ODR).</text:p>
      <text:p text:style-name="P3">The compiler enforces the ODR within a single source file. However, the standard does not require a compiler or linker to detect any ODR violations that span multiple source files. If you make such a mistake, the problem is all yours to find and fix.</text:p>
      <text:p text:style-name="Body_20_Text_20_Cont"><text:span text:style-name="T5">Imagine that you are maintaining a program, and part of the program is the header file shown in Listing 4</text:span><text:span text:style-name="T15">3</text:span><text:span text:style-name="T5">-</text:span><text:span text:style-name="T17">7</text:span><text:span text:style-name="T5">.</text:span></text:p>
      <text:p text:style-name="Code_20_Caption"><text:span text:style-name="T21">Listing</text:span><text:span text:style-name="T7"> </text:span><text:span text:style-name="T21">4</text:span><text:span text:style-name="T25">3</text:span><text:span text:style-name="T21">-</text:span><text:span text:style-name="T24">7</text:span><text:span text:style-name="T21">.</text:span> The Original <text:span text:style-name="Code_20_Inline"><text:span text:style-name="T26">point.hpp</text:span></text:span> File</text:p>
      <text:p text:style-name="Code">#ifndef POINT_HPP_</text:p>
      <text:p text:style-name="Code">#define POINT_HPP_</text:p>
      <text:p text:style-name="Code">class point</text:p>
      <text:p text:style-name="Code">{</text:p>
      <text:p text:style-name="Code">public:</text:p>
      <text:p text:style-name="Code"><text:span text:style-name="T27"><text:s text:c="2"/></text:span>point() : point{0, 0} {}</text:p>
      <text:p text:style-name="Code"><text:span text:style-name="T27"><text:s text:c="2"/></text:span>point(int x, int y) : x_{x}, y_{y} {}</text:p>
      <text:p text:style-name="Code"><text:soft-page-break/><text:span text:style-name="T27"><text:s text:c="2"/></text:span>int x() const { return x_; }</text:p>
      <text:p text:style-name="Code"><text:span text:style-name="T27"><text:s text:c="2"/></text:span>int y() const { return y_; }</text:p>
      <text:p text:style-name="Code">private:</text:p>
      <text:p text:style-name="Code"><text:span text:style-name="T27"><text:s text:c="2"/></text:span>int y_, x_;</text:p>
      <text:p text:style-name="Code">};</text:p>
      <text:p text:style-name="Code">#endif // POINT_HPP_</text:p>
      <text:p text:style-name="P3">The program works just fine. One day, however, you upgrade compiler versions, and when recompiling the program, the new compiler issues a warning, such as the following, that you’ve never seen before:</text:p>
      <text:p text:style-name="Results">point.hpp: In constructor 'point::point()':</text:p>
      <text:p text:style-name="Results">point.hpp:13: warning: 'point::x_' will be initialized after</text:p>
      <text:p text:style-name="Results">point.hpp:13: warning: <text:s text:c="2"/>'int point::y_'</text:p>
      <text:p text:style-name="Results">point.hpp:8: warning: <text:s text:c="2"/>when initialized here</text:p>
      <text:p text:style-name="P3">The problem is that the order of the data member declarations is different from the order of the data members in the constructors’ initializer lists. It’s a minor error, but one that can lead to confusion, or worse in more complicated classes. It’s a good idea to ensure the orders are the same. Suppose, you decide to fix the problem by reordering the data members.</text:p>
      <text:p text:style-name="Body_20_Text_20_Cont">Then you recompile the program, but the program fails in mysterious ways. Some of your regression tests pass and some fail, including trivial tests that have never failed in the past.</text:p>
      <text:p text:style-name="Body_20_Text_20_Cont"><text:span text:style-name="Strong_20_Emphasis"><text:span text:style-name="T30">What went wrong?</text:span></text:span></text:p>
      <text:p text:style-name="Unnumbered_20_List">_____________________________________________________________</text:p>
      <text:p text:style-name="Unnumbered_20_List">_____________________________________________________________</text:p>
      <text:p text:style-name="Body_20_Text_20_Cont"><text:span text:style-name="T5">With such limited information, you can’t determine for certain what went wrong, but the most likely scenario is that the recompilation failed to capture all the source files. Some part of the program (not necessarily the part that is failing) is still using the old definition of the </text:span><text:span text:style-name="Code_20_Inline"><text:span text:style-name="T5">point</text:span></text:span><text:span text:style-name="T5"> class, and other parts of the program use the new definition. The program fails to adhere to the ODR, resulting in undefined behavior. Specifically, when the program passes a </text:span><text:span text:style-name="Code_20_Inline"><text:span text:style-name="T5">point</text:span></text:span><text:span text:style-name="T5"> object from one part of the program to another, one part of the program stores a value in </text:span><text:span text:style-name="Code_20_Inline"><text:span text:style-name="T5">x_</text:span></text:span><text:span text:style-name="T5">, and another part reads the same data member as </text:span><text:span text:style-name="Code_20_Inline"><text:span text:style-name="T5">y_</text:span></text:span><text:span text:style-name="T5">.</text:span></text:p>
      <text:p text:style-name="P3"><text:soft-page-break/>This is only one small example of how ODR violations can be both subtle and terrible at the same time. By ensuring that all class definitions are in their respective header files, and that any time you modify a header file you recompile all dependent source files, you can avoid most accidental ODR violations.</text:p>
      <text:p text:style-name="P7"><text:span text:style-name="T14">Modules do not make ODR problems vanish, but they greatly reduce the likelihood that you will run into one. Because modules are distinct entities that the compiler knows about and has semantics of </text:span><text:span text:style-name="T43">their</text:span><text:span text:style-name="T14"> own, the compiler can do more error-checking than it can with </text:span><text:span text:style-name="Code_20_Inline"><text:span text:style-name="T14">#include</text:span></text:span><text:span text:style-name="T14"> headers, which are just files and carry no additional semantic information. So when using modules, the compiler might be able to tell you that the </text:span><text:span text:style-name="T41">implementation was compiled with a different version of the interface, or that the interface for a particular class changed since the last time you compiled the implementation.</text:span></text:p>
      <text:p text:style-name="P3">Now that you have the tools needed to start writing some serious programs, it’s time to embark on some more advanced techniques. The next Exploration introduces function objects—a powerful technique for using the standard algorithms.</text:p>
      <text:p text:style-name="Body_20_Text_20_Cont"><text:bookmark-end text:name="odr"/><text:bookmark text:name="Ref_Chapte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ZapfDingbats" svg:font-family="Zapf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heSansMonoCondensed-Bold" svg:font-family="TheSansMonoCondensed-Bold, 'MS Mincho'" style:font-pitch="variable"/>
    <style:font-face style:name="TheSansMonoCondensed-SemiLightI" svg:font-family="TheSansMonoCondensed-SemiLightI, 'MS Mincho'" style:font-pitch="variable"/>
    <style:font-face style:name="Times (TT) Regular" svg:font-family="'Times (TT) Regular', 'MS Mincho'" style:font-pitch="variable"/>
    <style:font-face style:name="Utopia-Bold" svg:font-family="Utopia-Bold, 'MS Mincho'" style:font-pitch="variable"/>
    <style:font-face style:name="Utopia-BoldItalic" svg:font-family="Utopia-BoldItalic, 'MS Mincho'" style:font-pitch="variable"/>
    <style:font-face style:name="Utopia-Italic" svg:font-family="Utopia-Italic, 'MS Mincho'" style:font-pitch="variable"/>
    <style:font-face style:name="ZapfDingbats1" svg:font-family="ZapfDingbats" style:font-family-generic="decorative" style:font-pitch="variable"/>
    <style:font-face style:name="TheSansMonoConNormal2"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1"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none"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none" fo:country="none" fo:font-style="italic" style:language-asian="none"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1" fo:font-family="TheSansMonoConNormal" style:font-family-generic="roman" style:font-pitch="variable" fo:language="none" fo:country="none" style:language-asian="none" style:country-asian="none" style:font-name-complex="TheSansMonoConNormal1"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1" fo:font-family="TheSansMonoConNormal" style:font-family-generic="roman" style:font-pitch="variable" fo:font-size="9pt" fo:language="none" fo:country="none" style:font-size-asian="9pt" style:language-asian="none" style:country-asian="none" style:font-name-complex="TheSansMonoConNormal1"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1" fo:font-family="TheSansMonoConNormal" style:font-family-generic="roman" style:font-pitch="variable" fo:font-size="9pt" fo:language="none" fo:country="none" style:font-size-asian="9pt" style:language-asian="none" style:country-asian="none" style:font-name-complex="TheSansMonoConNormal1"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1" fo:font-family="TheSansMonoConNormal" style:font-family-generic="roman" style:font-pitch="variable" fo:font-size="10pt" fo:language="none" fo:country="none" style:font-size-asian="10pt" style:language-asian="none" style:country-asian="none" style:font-name-complex="TheSansMonoConNormal1"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1" fo:font-family="'HelveticaNeue MediumCond', 'Arial Unicode MS'" style:font-family-generic="swiss" style:font-pitch="variable" fo:letter-spacing="-0.0138in" fo:font-weight="normal" style:font-weight-asian="normal" style:font-name-complex="HelveticaNeue MediumCond1"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139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fo:language="en" fo:country="US" fo:font-weight="bold" style:font-weight-asian="bold" style:font-name-complex="HelveticaNeue MediumCond1"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style:font-name-complex="HelveticaNeue MediumCond1"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Index_20_4" style:display-name="Index 4" style:family="paragraph" style:parent-style-name="Standard" style:next-style-name="Standard">
      <style:paragraph-properties fo:margin-left="0.611in" fo:margin-right="0in" fo:text-indent="-0.1528in" style:auto-text-indent="false"/>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 fo:font-family="TheSansMonoConNormal" style:font-family-generic="swiss" style:font-pitch="variable" fo:font-size="10pt" fo:language="en" fo:country="US" fo:font-weight="bold" style:font-size-asian="10pt" style:language-asian="en" style:country-asian="US" style:font-weight-asian="bold"/>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 fo:font-family="'HelveticaNeue MediumCond'" style:font-family-generic="swiss" style:font-pitch="variable" fo:language="none" fo:country="none" fo:font-weight="bold" style:language-asian="none" style:country-asian="none" style:font-weight-asian="bold" style:font-name-complex="HelveticaNeue MediumCond"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 fo:font-family="'HelveticaNeue MediumCond'" style:font-family-generic="swiss" style:font-pitch="variable" style:font-name-complex="HelveticaNeue MediumCond" style:font-family-complex="'HelveticaNeue MediumCond'" style:font-family-generic-complex="swiss"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 fo:font-family="'HelveticaNeue MediumCond'" style:font-family-generic="swiss" style:font-pitch="variable" fo:font-size="12pt" fo:language="none" fo:country="none" fo:font-weight="bold" style:font-name-asian="Times New Roman" style:font-family-asian="'Times New Roman'" style:font-family-generic-asian="roman" style:font-pitch-asian="variable" style:font-size-asian="12pt" style:language-asian="none"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 fo:font-family="'HelveticaNeue MediumCond'" style:font-family-generic="swiss" style:font-pitch="variable" fo:font-size="13pt" fo:font-weight="bold" style:font-size-asian="13pt" style:font-weight-asian="bold" style:font-name-complex="HelveticaNeue MediumCond"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Default_20_Paragraph_20_Font" style:display-name="Default Paragraph Font" style:family="text"/>
    <style:style style:name="WW8Num1zfalse" style:family="text"/>
    <style:style style:name="WW8Num1ztrue" style:family="text"/>
    <style:style style:name="WW8Num4zfalse" style:family="text"/>
    <style:style style:name="WW8Num6zfalse" style:family="text"/>
    <style:style style:name="WW8Num7zfalse" style:family="text"/>
    <style:style style:name="WW8Num8zfalse" style:family="text"/>
    <style:style style:name="WW8Num9zfalse" style:family="text"/>
    <style:style style:name="WW-Default_20_Paragraph_20_Font" style:display-name="WW-Default Paragraph Font" style:family="text"/>
    <style:style style:name="WW8Num3zfalse" style:family="text"/>
    <style:style style:name="WW8Num3ztrue" style:family="text"/>
    <style:style style:name="WW8Num4ztrue" style:family="text"/>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true" style:family="text"/>
    <style:style style:name="WW8Num7ztrue" style:family="text"/>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true" style:family="text"/>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style style:name="WW8Num11z2" style:family="text"/>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1"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none"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none"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1" fo:font-family="TheSansMonoConNormal" style:font-family-generic="roman" style:font-pitch="variable" fo:font-size="9pt" fo:language="none" fo:country="none" style:font-size-asian="9pt" style:language-asian="none" style:country-asian="none" style:font-name-complex="TheSansMonoConNormal1" style:font-family-complex="TheSansMonoConNormal" style:font-family-generic-complex="roman" style:font-pitch-complex="variable"/>
    </style:style>
    <style:style style:name="Exercise_20_Code_20_Char" style:display-name="Exercise Code Char" style:family="text">
      <style:text-properties style:font-name="TheSansMonoConNormal1" fo:font-family="TheSansMonoConNormal" style:font-family-generic="roman" style:font-pitch="variable" fo:language="en" fo:country="GB" style:font-name-asian="Calibri" style:font-family-asian="Calibri" style:font-family-generic-asian="swiss" style:font-pitch-asian="variable" style:language-asian="none"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1" fo:font-family="TheSansMonoConNormal" style:font-family-generic="roman" style:font-pitch="variable" fo:font-size="11pt" fo:background-color="transparent" style:font-size-asian="11pt" style:font-name-complex="TheSansMonoConNormal1" style:font-family-complex="TheSansMonoConNormal" style:font-family-generic-complex="roman" style:font-pitch-complex="variable"/>
    </style:style>
    <style:style style:name="Dingbat_20_Char_20_Char" style:display-name="Dingbat Char Char" style:family="text">
      <style:text-properties fo:color="#bfbfbf" style:font-name="ZapfDingbats1" fo:font-family="ZapfDingbats" style:font-family-generic="decorative" style:font-pitch="variable" fo:language="en" fo:country="US" style:font-name-complex="ZapfDingbats1"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false" style:family="text"/>
    <style:style style:name="WW8Num5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tru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2z0" style:family="text"/>
    <style:style style:name="WW8Num12z1" style:family="text"/>
    <style:style style:name="WW8Num12z2"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style>
    <style:style style:name="WW8Num18z0" style:family="text"/>
    <style:style style:name="WW8Num18z1" style:family="text"/>
    <style:style style:name="WW8Num18z2" style:family="text"/>
    <style:style style:name="WW8Num18z3" style:family="text"/>
    <style:style style:name="WW8Num19z0" style:family="text"/>
    <style:style style:name="WW8Num19z1" style:family="text"/>
    <style:style style:name="WW8Num19z2" style:family="text"/>
    <style:style style:name="WW8Num19z3"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1"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justify" style:justify-single-word="false"/>
    </style:style>
    <style:style style:name="MP2"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officeooo:rsid="0022dc49"/>
    </style:style>
    <style:page-layout style:name="Mpm1">
      <style:page-layout-properties fo:page-width="7.5in" fo:page-height="9.25in" style:num-format="1" style:print-orientation="portrait" fo:margin-top="0.3752in" fo:margin-bottom="0.6917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page-layout>
  </office:automatic-styles>
  <office:master-styles>
    <style:master-page style:name="Standard" style:page-layout-name="Mpm1">
      <style:header>
        <text:p text:style-name="Header"/>
      </style:header>
      <loext:header-first>
        <text:p text:style-name="Chapter_20_Number">E X P L O R A T I O N <text:s/>4<text:span text:style-name="MT1">3</text:span></text:p>
        <text:p text:style-name="MP1"/>
        <text:p text:style-name="MP2"></text:p>
        <text:p text:style-name="Standard"/>
      </loext:head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xploring C++ 20</dc:title>
    <meta:initial-creator>BPR</meta:initial-creator>
    <meta:creation-date>2013-08-29T01:27:00</meta:creation-date>
    <dc:creator>Ray Lischner</dc:creator>
    <dc:date>2020-04-07T16:16:11.453642436</dc:date>
    <meta:print-date>2009-03-19T10:05:00</meta:print-date>
    <meta:editing-cycles>36</meta:editing-cycles>
    <meta:editing-duration>P1DT6H53M53S</meta:editing-duration>
    <meta:generator>LibreOffice/6.4.2.2$Linux_X86_64 LibreOffice_project/40$Build-2</meta:generator>
    <meta:document-statistic meta:table-count="0" meta:image-count="0" meta:object-count="0" meta:page-count="9" meta:paragraph-count="148" meta:word-count="2515" meta:character-count="15482" meta:non-whitespace-character-count="13013"/>
    <meta:user-defined meta:name="Chapter Number">43</meta:user-defined>
    <meta:user-defined meta:name="ContentType">Document</meta:user-defined>
  </office:meta>
</office:document-meta>
</file>